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f248"/>
    </style:style>
    <style:style style:name="P2" style:family="paragraph" style:parent-style-name="Text_20_body">
      <style:text-properties officeooo:rsid="000f47b8" officeooo:paragraph-rsid="000f47b8"/>
    </style:style>
    <style:style style:name="P3" style:family="paragraph" style:parent-style-name="Text_20_body">
      <style:paragraph-properties fo:text-align="start" style:justify-single-word="false"/>
      <style:text-properties officeooo:rsid="000f47b8" officeooo:paragraph-rsid="000f47b8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text-align="start" style:justify-single-word="false"/>
      <style:text-properties officeooo:paragraph-rsid="000f47b8"/>
    </style:style>
    <style:style style:name="P6" style:family="paragraph" style:parent-style-name="Text_20_body">
      <style:paragraph-properties fo:text-align="start" style:justify-single-word="false"/>
      <style:text-properties officeooo:paragraph-rsid="0010f248"/>
    </style:style>
    <style:style style:name="P7" style:family="paragraph" style:parent-style-name="Text_20_body">
      <style:paragraph-properties fo:text-align="start" style:justify-single-word="false"/>
      <style:text-properties officeooo:paragraph-rsid="0017714e"/>
    </style:style>
    <style:style style:name="P8" style:family="paragraph" style:parent-style-name="Text_20_body">
      <style:paragraph-properties fo:text-align="start" style:justify-single-word="false"/>
      <style:text-properties fo:font-weight="bold" officeooo:rsid="0010f248" officeooo:paragraph-rsid="0010f248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weight="bold" officeooo:rsid="0013620c" officeooo:paragraph-rsid="0013620c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weight="bold" officeooo:rsid="00150c1c" officeooo:paragraph-rsid="00150c1c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weight="bold" officeooo:rsid="0016eb78" officeooo:paragraph-rsid="0016eb78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weight="bold" officeooo:rsid="0017714e" officeooo:paragraph-rsid="0017714e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weight="normal" officeooo:rsid="0010f248" officeooo:paragraph-rsid="0010f248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1189ee" officeooo:paragraph-rsid="001189ee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13620c" officeooo:paragraph-rsid="0013620c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weight="normal" officeooo:rsid="00150c1c" officeooo:paragraph-rsid="00150c1c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weight="normal" officeooo:rsid="0016eb78" officeooo:paragraph-rsid="0016eb78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17714e" officeooo:paragraph-rsid="0017714e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weight="normal" officeooo:rsid="0017714e" officeooo:paragraph-rsid="00184da3" style:font-weight-asian="normal" style:font-weight-complex="normal"/>
    </style:style>
    <style:style style:name="P20" style:family="paragraph" style:parent-style-name="Title">
      <style:text-properties officeooo:rsid="000f47b8" officeooo:paragraph-rsid="000f47b8"/>
    </style:style>
    <style:style style:name="P21" style:family="paragraph" style:parent-style-name="Heading_20_1">
      <style:paragraph-properties fo:text-align="center" style:justify-single-word="false"/>
      <style:text-properties officeooo:rsid="000f47b8" officeooo:paragraph-rsid="000f47b8"/>
    </style:style>
    <style:style style:name="P22" style:family="paragraph" style:parent-style-name="Heading_20_1">
      <style:paragraph-properties fo:text-align="center" style:justify-single-word="false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rsid="000f47b8" officeooo:paragraph-rsid="000f47b8"/>
    </style:style>
    <style:style style:name="P24" style:family="paragraph" style:parent-style-name="Text_20_body">
      <style:paragraph-properties fo:text-align="start" style:justify-single-word="false"/>
      <style:text-properties fo:font-weight="normal" officeooo:rsid="000f47b8" officeooo:paragraph-rsid="000f47b8" style:font-weight-asian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weight="normal" officeooo:rsid="0010f248" officeooo:paragraph-rsid="0010f24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f24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f248" style:font-weight-asian="normal" style:font-weight-complex="normal"/>
    </style:style>
    <style:style style:name="T5" style:family="text">
      <style:text-properties fo:font-weight="normal" officeooo:rsid="0017714e" style:font-weight-asian="normal" style:font-weight-complex="normal"/>
    </style:style>
    <style:style style:name="T6" style:family="text">
      <style:text-properties fo:font-weight="normal" officeooo:rsid="001b0d1a" style:font-weight-asian="normal" style:font-weight-complex="normal"/>
    </style:style>
    <style:style style:name="T7" style:family="text">
      <style:text-properties officeooo:rsid="00184da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Book notes: Osnovne statističke metode za nematematicare</text:p>
      <text:p text:style-name="P2"/>
      <text:h text:style-name="P21" text:outline-level="1">Osnovni pojmovi</text:h>
      <text:p text:style-name="P5"/>
      <text:p text:style-name="P3">60 puta basic kocku izbroji koliko si puta dobio broj 6. Konstatacija:</text:p>
      <text:list xml:id="list1017844024" text:style-name="L1">
        <text:list-item>
          <text:p text:style-name="P23">Šest brojeva nisu se pojavili svaki jednako puta, <text:span text:style-name="T1">usprkos </text:span><text:span text:style-name="T3">tome što su svi brojevi imali jednaku vrijednost poažjavljivanja</text:span></text:p>
        </text:list-item>
        <text:list-item>
          <text:p text:style-name="P23"><text:span text:style-name="T3">Šest brojeva nisu se pojavili svaki jednako puta </text:span><text:span text:style-name="T1">zato što </text:span><text:span text:style-name="T3">su svi brojevi imali jednaku vrijednost pojavljivanja</text:span></text:p>
        </text:list-item>
      </text:list>
      <text:p text:style-name="P24">Točna konstatacija je broj: 2</text:p>
      <text:p text:style-name="P1"><text:span text:style-name="T2">Pravilo</text:span><text:span text:style-name="T1"> 1.</text:span></text:p>
      <text:p text:style-name="P1">.</text:p>
      <text:p text:style-name="P13">Ako je potpuno sigurno da će se nešto dogoditi onda p = 1</text:p>
      <text:p text:style-name="P13">Ako je potpuno sigurno da se nešto neće dogoditi onda je p = 0</text:p>
      <text:p text:style-name="P8">Pravilo 2.</text:p>
      <text:p text:style-name="P13">N nezavisnih događaja jednake vjerovatnosti. Vjerovatnost da se desi jedan je1/N</text:p>
      <text:p text:style-name="P8">Pravilo 3.</text:p>
      <text:p text:style-name="P6"><text:span text:style-name="T4">N nezavisnih događaja</text:span><text:span text:style-name="T2"> </text:span><text:span text:style-name="T4">jednake vjerojatnosti. Vjerovatno da se desi neki od više njih njih je suma njihovih vjerovatnosti. </text:span><text:span text:style-name="T2">ILI pravilo</text:span></text:p>
      <text:p text:style-name="P13">1/N + 1/N </text:p>
      <text:p text:style-name="P13">Primjer:</text:p>
      <text:p text:style-name="P13">Jedno bacanje kocke da ce biti broj 3 ili 5 </text:p>
      <text:p text:style-name="P8">Pravilo 4.</text:p>
      <text:p text:style-name="P6"><text:span text:style-name="T4">N nezavisnih događaja</text:span><text:span text:style-name="T2"> </text:span><text:span text:style-name="T4">jednake vjerojatnosti. Vjerovatno da se desi više njih njih je produkt njihovih vjerovatnosti. </text:span><text:span text:style-name="T2">I pravilo</text:span></text:p>
      <text:p text:style-name="P13">1/N * 1/N</text:p>
      <text:p text:style-name="P14">Primjer:</text:p>
      <text:p text:style-name="P15">Kocka dva put redom dati broj 2 ili dve kocke u jednom bacanju dva puta dati broj 2</text:p>
      <text:p text:style-name="P9"><text:soft-page-break/>Pravilo 5.</text:p>
      <text:p text:style-name="P10"><text:span text:style-name="T3">n mogucnost zadatak a, r mogučnosti zadatak b, p mogučnosti zadatak c. Zbroj svih mogućik kombinacija <text:line-break/>K = n * r * p</text:span> </text:p>
      <text:p text:style-name="P16">Primjer</text:p>
      <text:p text:style-name="P16">Dvije kocke svaka ima 6 nacina da padne onda su sve kombinacije 6 * 6 = 36</text:p>
      <text:p text:style-name="P17">Dvije utakmice svaka 3 ishoda onda su sve kombinacije 3 * 3 = 9 Vjerovatnot da cemo pogodit jednu je 1/9</text:p>
      <text:p text:style-name="P11">Pravilo 6.</text:p>
      <text:p text:style-name="P17">Ako imamo 4 broja koliko postoji kombinacija kojim ih mozemo poredati. !n (faktorijel od n). Broj se moze ponavljati. Redosljed nije bitan</text:p>
      <text:p text:style-name="P12">Pravilo 7.</text:p>
      <text:p text:style-name="P7"><text:span text:style-name="T5">Premutacije. Imamo n predmeta, koliko je mogućih premutacija (</text:span><text:span text:style-name="T6">redosljed</text:span><text:span text:style-name="T5"> – je bitan ) za njih r (r je u skupu od) </text:span></text:p>
      <text:p text:style-name="P18">n! / <text:s/>(n – r)! </text:p>
      <text:p text:style-name="P18">Ako raspored nije bitan</text:p>
      <text:p text:style-name="P18">n! / r! * <text:s/>(n – r)! <text:s/></text:p>
      <text:p text:style-name="P18">Primjer: <text:line-break/>Vjerovatnost da između brojeva 1 do 10 izvuces broj 3 I 5.<text:line-break/>Ako je redosljed bitan n! / <text:s/>(n – r)! → dobijes broj 90 I vjv je 1/90 <text:line-break/>Ako raspored nije bitan n! / r! * <text:s/>(n – r)! <text:s/>dobijes broj 45 I vjv je 1/45</text:p>
      <text:p text:style-name="P12">Napomene</text:p>
      <text:p text:style-name="P18">Dugo nepojavljivanje pojave ne znači da će se onda sljedeci put desiti.</text:p>
      <text:p text:style-name="P19">Kod velikog broja pokušaja “jednake šanse” se ne izjednačavaju po broju ishoda. (Apsoutna razlika je veca al se manji porporcija)</text:p>
      <text:h text:style-name="P22" text:outline-level="1"><text:s/><text:span text:style-name="T7">Mjere centralne tendencije</text:span></text:h>
      <text:p text:style-name="P4"/>
      <text:h text:style-name="Heading_20_2" text:outline-level="2">Aritmetička sredina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5T22:28:32.719207174</meta:creation-date>
    <dc:date>2023-01-05T23:05:40.503609257</dc:date>
    <meta:editing-duration>PT37M4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2" meta:paragraph-count="40" meta:word-count="392" meta:character-count="2178" meta:non-whitespace-character-count="1807"/>
  </office:meta>
</office:document-meta>
</file>